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स८क, फु६पाथ तथा पार्किग)</text:p>
          </table:table-cell>
          <table:table-cell office:value-type="float" office:value="356000000" calcext:value-type="float">
            <text:p>356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स८क बत्ती (नेविप्रालाई दिन समेत)</text:p>
          </table:table-cell>
          <table:table-cell office:value-type="float" office:value="82000000" calcext:value-type="float">
            <text:p>82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व८ा स्तरीय विका(नया“)</text:p>
          </table:table-cell>
          <table:table-cell office:value-type="float" office:value="130000000" calcext:value-type="float">
            <text:p>130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क्षतिपूर्ति तथा अन्य मुआव्जा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९ल निकास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खानेपानी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पार्कहरु</text:p>
          </table:table-cell>
          <table:table-cell office:value-type="float" office:value="12700000" calcext:value-type="float">
            <text:p>127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सार्बजनिक शौचालय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ल्या०८फिल ६«ान्सफरस्६ेशन</text:p>
          </table:table-cell>
          <table:table-cell office:value-type="float" office:value="23900000" calcext:value-type="float">
            <text:p>239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क्षेत्र –स८क सरसफाइ खर्च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माजिक सेवा</text:p>
          </table:table-cell>
          <table:table-cell office:value-type="string" calcext:value-type="string">
            <text:p>हस्पि६ल अकुपञ्चर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</text:p>
          </table:table-cell>
          <table:table-cell office:value-type="string" calcext:value-type="string">
            <text:p>मृत जीवजन्तु सदगत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</text:p>
          </table:table-cell>
          <table:table-cell office:value-type="string" calcext:value-type="string">
            <text:p>५ा८ागाई नियन्त्र०ा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</text:p>
          </table:table-cell>
          <table:table-cell office:value-type="string" calcext:value-type="string">
            <text:p>भुस्याहा कुकुर नियन्त्र०ा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सेवा</text:p>
          </table:table-cell>
          <table:table-cell office:value-type="string" calcext:value-type="string">
            <text:p>बाल श्रमिक कार्यक्रम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सेवा</text:p>
          </table:table-cell>
          <table:table-cell office:value-type="string" calcext:value-type="string">
            <text:p>जनचेतना अभियान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सेवा</text:p>
          </table:table-cell>
          <table:table-cell office:value-type="string" calcext:value-type="string">
            <text:p>सामुदायिक विकास</text:p>
          </table:table-cell>
          <table:table-cell office:value-type="float" office:value="164500000" calcext:value-type="float">
            <text:p>164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सेवा</text:p>
          </table:table-cell>
          <table:table-cell office:value-type="string" calcext:value-type="string">
            <text:p>प्रकोप र विपद व्यवस्थापन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सेवा</text:p>
          </table:table-cell>
          <table:table-cell office:value-type="string" calcext:value-type="string">
            <text:p>शिक्षा तथा खेलकूद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सेवा</text:p>
          </table:table-cell>
          <table:table-cell office:value-type="string" calcext:value-type="string">
            <text:p>विभिन्न सं३संस्थालाइकार्यक्रम अनुदान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राष्६ि« य भि६ामिन “ए”कार्यक्रम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महामारी रोग नियन्त्र०ा</text:p>
          </table:table-cell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खाद्य सुरक्षा सम्बन्धी कार्यक्रम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स्वास्थ्य शिविर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कर्मचारी स्वास्थ्य परीक्ष०ा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एचआईभीरूए८स सम्बन्धी कार्यक्रम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क्षयरोग नियन्त्र०ा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जनस्वास्थ्य सम्बन्धीअन्य कार्य</text:p>
          </table:table-cell>
          <table:table-cell office:value-type="float" office:value="25700000" calcext:value-type="float">
            <text:p>257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ूपर्य६न अन्य सेवा</text:p>
          </table:table-cell>
          <table:table-cell office:value-type="string" calcext:value-type="string">
            <text:p>हनुमान ९ोका संरक्ष०ा आयोजना</text:p>
          </table:table-cell>
          <table:table-cell office:value-type="float" office:value="200000000" calcext:value-type="float">
            <text:p>200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ूपर्य६न अन्य सेवा</text:p>
          </table:table-cell>
          <table:table-cell office:value-type="string" calcext:value-type="string">
            <text:p>सम्पदा संरक्ष०ा अन्य कार्यक्रम</text:p>
          </table:table-cell>
          <table:table-cell office:value-type="float" office:value="60000000" calcext:value-type="float">
            <text:p>60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ूपर्य६न अन्य सेवा</text:p>
          </table:table-cell>
          <table:table-cell office:value-type="string" calcext:value-type="string">
            <text:p>योजनाहरु</text:p>
          </table:table-cell>
          <table:table-cell office:value-type="float" office:value="43000000" calcext:value-type="float">
            <text:p>43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उपकर०ा मर्मत सम्भार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प्रत्यक्ष प्रसार०ा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प्रेस भे६३ा६ कार्यक्रम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महानगर बुले६ीनरूपत्रिका प्रकाशन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्रबर्४नात्मक सामाग्री र कार्यक्रम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नया“ स्६ू८ियो निर्मा०ा तथा पार्६ीशन र व्यवस्थापन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वार्षिक उत्सव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पुस्तकालय व्यवस्था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हाम्रो का७मा८ौ कार्यक्रम –नेपाल ६ेलीभिजन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रोयल्६ीरूपुरस्कार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सूचना तथा सञ्चार मन्त्रालय रोयल्६ी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सूचना तथा सञ्चारका अन्य कार्य</text:p>
          </table:table-cell>
          <table:table-cell office:value-type="float" office:value="4200000" calcext:value-type="float">
            <text:p>42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र्वजनिक निर्मा०ा अन्य सेवा</text:p>
          </table:table-cell>
          <table:table-cell office:value-type="string" calcext:value-type="string">
            <text:p>चालू योजना</text:p>
          </table:table-cell>
          <table:table-cell office:value-type="float" office:value="150000000" calcext:value-type="float">
            <text:p>150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र्वजनिक निर्मा०ा अन्य सेवा</text:p>
          </table:table-cell>
          <table:table-cell office:value-type="string" calcext:value-type="string">
            <text:p>नया“ योजनाहरु (अन्य)</text:p>
          </table:table-cell>
          <table:table-cell office:value-type="float" office:value="75000000" calcext:value-type="float">
            <text:p>75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प्र०ााली अन्य सेवा </text:p>
          </table:table-cell>
          <table:table-cell office:value-type="string" calcext:value-type="string">
            <text:p>ूचना प्र०ााली केन्द्र</text:p>
          </table:table-cell>
          <table:table-cell office:value-type="float" office:value="24500000" calcext:value-type="float">
            <text:p>24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शहरी विकास अन्य सेवा</text:p>
          </table:table-cell>
          <table:table-cell office:value-type="string" calcext:value-type="string">
            <text:p>शहरी योजना</text:p>
          </table:table-cell>
          <table:table-cell office:value-type="float" office:value="160300000" calcext:value-type="float">
            <text:p>1603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महिला विकास कार्यक्रम</text:p>
          </table:table-cell>
          <table:table-cell office:value-type="string" calcext:value-type="string">
            <text:p>महिला सिपमुलक कार्यक्रम </text:p>
          </table:table-cell>
          <table:table-cell office:value-type="float" office:value="4500000" calcext:value-type="float">
            <text:p>4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महिला विकास कार्यक्रम</text:p>
          </table:table-cell>
          <table:table-cell office:value-type="string" calcext:value-type="string">
            <text:p>महिला तथा बाल विकास कार्यक्रम </text:p>
          </table:table-cell>
          <table:table-cell office:value-type="float" office:value="9450000" calcext:value-type="float">
            <text:p>945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शेष कार्यक्रम</text:p>
          </table:table-cell>
          <table:table-cell office:value-type="string" calcext:value-type="string">
            <text:p>महानगर ३ोष०ाा कार्यान्वयन कार्यक्रम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शेष कार्यक्रम</text:p>
          </table:table-cell>
          <table:table-cell office:value-type="string" calcext:value-type="string">
            <text:p>का७मा८ौं सफा शहर कार्यक्रम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राजस्व अन्य सेवा</text:p>
          </table:table-cell>
          <table:table-cell office:value-type="string" calcext:value-type="string">
            <text:p>विविध कार्यक्रम </text:p>
          </table:table-cell>
          <table:table-cell office:value-type="float" office:value="20250000" calcext:value-type="float">
            <text:p>2025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दशैतिहारमा बिशेष सरसफाइ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वातावर०ा विभाग अन्य कार्य </text:p>
          </table:table-cell>
          <table:table-cell office:value-type="float" office:value="49300000" calcext:value-type="float">
            <text:p>493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समुदाय परिचालन कार्यक्रम </text:p>
          </table:table-cell>
          <table:table-cell office:value-type="float" office:value="18500000" calcext:value-type="float">
            <text:p>18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वगत वर्षका योजना कार्यम्पन्न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सफाई सम्बन्धी कर्मचारी पारिश्रमिक </text:p>
          </table:table-cell>
          <table:table-cell office:value-type="float" office:value="245000000" calcext:value-type="float">
            <text:p>245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सफाई सम्बन्धी कर्मचारी अन्य सुबिधा</text:p>
          </table:table-cell>
          <table:table-cell office:value-type="float" office:value="65000000" calcext:value-type="float">
            <text:p>65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सफाई कार्यको लागि इन्धन खर्च </text:p>
          </table:table-cell>
          <table:table-cell office:value-type="float" office:value="82000000" calcext:value-type="float">
            <text:p>82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संयन्त्र मर्मत, लुब्रिके०६स तथा अन्य शुल्क </text:p>
          </table:table-cell>
          <table:table-cell office:value-type="float" office:value="34300000" calcext:value-type="float">
            <text:p>343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अन्तर्राष्६ि« य सम्बन्ध अन्य सेव</text:p>
          </table:table-cell>
          <table:table-cell office:value-type="string" calcext:value-type="string">
            <text:p>भगिनी शहर कार्यक्रम </text:p>
          </table:table-cell>
          <table:table-cell office:value-type="float" office:value="3300000" calcext:value-type="float">
            <text:p>33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अन्तर्राष्६ि« य सम्बन्ध अन्य सेव</text:p>
          </table:table-cell>
          <table:table-cell office:value-type="string" calcext:value-type="string">
            <text:p>प्रबर्४नात्मक सामाग्री र कार्यक्रम 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राष्६ि« य सभागृह विकास</text:p>
          </table:table-cell>
          <table:table-cell office:value-type="float" office:value="1860000" calcext:value-type="float">
            <text:p>186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शखधरपार्क विकास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रानी पोखरी विकास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बाइधारा उद्यान विकास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ंखपार्क विकास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त्त अन्य कार्य </text:p>
          </table:table-cell>
          <table:table-cell office:value-type="string" calcext:value-type="string">
            <text:p>बृहत कम्प्यु६र सफ६वेयर निर्मा०ा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त्त अन्य काय</text:p>
          </table:table-cell>
          <table:table-cell office:value-type="string" calcext:value-type="string">
            <text:p>वजे६ सङकलन, मस्यौदा, पुस्तिका तयारी 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 </text:p>
          </table:table-cell>
          <table:table-cell office:value-type="string" calcext:value-type="string">
            <text:p>अग्नि नियन्त्र०ा सामाग्री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 </text:p>
          </table:table-cell>
          <table:table-cell office:value-type="string" calcext:value-type="string">
            <text:p>दमकल मर्मत सम्भार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 </text:p>
          </table:table-cell>
          <table:table-cell office:value-type="string" calcext:value-type="string">
            <text:p>कर्मचारी तलब सुबिधा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 </text:p>
          </table:table-cell>
          <table:table-cell office:value-type="string" calcext:value-type="string">
            <text:p>दमकल सञ्चालन व्यवस्थापन अन्य कार्य 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य</text:p>
          </table:table-cell>
          <table:table-cell office:value-type="string" calcext:value-type="string">
            <text:p>सार्वजनिक नीजि साझेदारी कार्यक्रम</text:p>
          </table:table-cell>
          <table:table-cell office:value-type="float" office:value="3600000" calcext:value-type="float">
            <text:p>36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य</text:p>
          </table:table-cell>
          <table:table-cell office:value-type="string" calcext:value-type="string">
            <text:p>नयाबजार स्थित जु८ा हल संचालन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य</text:p>
          </table:table-cell>
          <table:table-cell office:value-type="string" calcext:value-type="string">
            <text:p>आयोजना सचालन अनुदान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8:32:30.410549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08:00:26.970255226</meta:creation-date>
    <dc:date>2015-08-01T08:33:23.022192044</dc:date>
    <meta:editing-duration>PT5M9S</meta:editing-duration>
    <meta:editing-cycles>3</meta:editing-cycles>
    <meta:generator>LibreOffice/4.2.4.2$Linux_x86 LibreOffice_project/420m0$Build-2</meta:generator>
    <meta:document-statistic meta:table-count="1" meta:cell-count="304" meta:object-count="0"/>
  </office:meta>
</office:document-meta>
</file>